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6];[.G86])-[.J2]" office:value-type="float" office:value="44700" calcext:value-type="float">
            <text:p>44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2000" calcext:value-type="float">
            <text:p>2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-11600" calcext:value-type="float">
            <text:p>-116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33300" calcext:value-type="float">
            <text:p>333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7:.C28];[.E28])" office:value-type="float" office:value="846.363636363636" calcext:value-type="float">
            <text:p>84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126400" calcext:value-type="float">
            <text:p>1264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42033.3333333333" calcext:value-type="float">
            <text:p>42033.3333333333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5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0:47:11.719010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9T11:18:01.258022522</dc:date>
    <meta:editing-duration>P9DT21H54M16S</meta:editing-duration>
    <meta:editing-cycles>3055</meta:editing-cycles>
    <meta:generator>LibreOffice/4.2.8.2$Linux_X86_64 LibreOffice_project/420m0$Build-2</meta:generator>
    <meta:document-statistic meta:table-count="18" meta:cell-count="8365" meta:object-count="0"/>
  </office:meta>
</office:document-meta>
</file>